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icrosoft Jhenghei" svg:font-family="'Microsoft Jhenghei', 'Open Sans', Arial, PMingLiU, 'Hiragino Sans GB', 'Pingfang TC', 'Lantinghei TC', 'Microsoft YaHei', 'Wenquanyi Micro Hei', 'WenQuanYi Zen Hei', 'ST Heiti', SimHei, 'WenQuanYi Zen Hei Sharp', sans-serif"/>
    <style:font-face style:name="Noto Sans TC" svg:font-family="'Noto Sans TC'"/>
    <style:font-face style:name="OpenSymbol" svg:font-family="OpenSymbol"/>
    <style:font-face style:name="PingFang SC" svg:font-family="'PingFang SC', 'Hiragino Sans GB', 'Microsoft YaHei', SimHei, 'WenQuanYi Micro Hei', sans-serif"/>
    <style:font-face style:name="YahooSans VF" svg:font-family="'YahooSans VF', 'Yahoo Sans', YahooSans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fo:font-variant="normal" fo:text-transform="none" fo:color="#333333" fo:letter-spacing="0.026cm" fo:font-weight="normal" style:font-name-asian="Arial1" style:font-size-asian="12pt" style:language-asian="zh" style:country-asian="TW" style:font-style-asian="normal" style:font-weight-asian="normal" style:font-weight-complex="normal"/>
    </style:style>
    <style:style style:name="P3" style:family="paragraph" style:parent-style-name="Standard">
      <style:paragraph-properties style:writing-mode="lr-tb"/>
      <style:text-properties fo:font-variant="normal" fo:text-transform="none" fo:color="#333333" fo:letter-spacing="0.026cm" fo:font-weight="normal" style:font-name-asian="Microsoft Jhenghei" style:font-size-asian="12.75pt" style:language-asian="zh" style:country-asian="TW" style:font-style-asian="normal" style:font-weight-asian="normal" style:font-weight-complex="normal"/>
    </style:style>
    <style:style style:name="P4" style:family="paragraph" style:parent-style-name="Standard">
      <style:paragraph-properties style:writing-mode="lr-tb"/>
      <style:text-properties fo:font-variant="normal" fo:text-transform="none" fo:color="#333333" fo:letter-spacing="0.026cm" fo:font-weight="bold" style:font-name-asian="Arial1" style:font-size-asian="12pt" style:language-asian="zh" style:country-asian="TW" style:font-style-asian="normal" style:font-weight-asian="bold" style:font-weight-complex="bold"/>
    </style:style>
    <style:style style:name="P5" style:family="paragraph" style:parent-style-name="Standard">
      <style:paragraph-properties style:writing-mode="lr-tb"/>
      <style:text-properties fo:font-variant="normal" fo:text-transform="none" fo:color="#232a31" fo:letter-spacing="normal" fo:font-weight="normal" style:font-name-asian="YahooSans VF" style:font-size-asian="13.5pt" style:language-asian="zh" style:country-asian="TW" style:font-style-asian="normal" style:font-weight-asian="normal" style:font-weight-complex="normal"/>
    </style:style>
    <style:style style:name="P6" style:family="paragraph" style:parent-style-name="Standard">
      <style:paragraph-properties style:writing-mode="lr-tb"/>
      <style:text-properties fo:font-variant="normal" fo:text-transform="none" fo:color="#232a31" fo:letter-spacing="normal" style:font-name-asian="YahooSans VF" style:font-style-asian="normal" style:font-weight-asian="normal"/>
    </style:style>
    <style:style style:name="P7" style:family="paragraph" style:parent-style-name="Standard">
      <style:paragraph-properties style:writing-mode="lr-tb"/>
    </style:style>
    <style:style style:name="P8" style:family="paragraph" style:parent-style-name="Standard">
      <style:paragraph-properties style:writing-mode="lr-tb"/>
      <style:text-properties fo:font-variant="normal" fo:text-transform="none" fo:color="#232a31" fo:letter-spacing="normal" style:font-name-asian="YahooSans VF" style:font-style-asian="normal" style:font-weight-asian="normal"/>
    </style:style>
    <style:style style:name="P9" style:family="paragraph" style:parent-style-name="Standard">
      <style:paragraph-properties style:writing-mode="lr-tb"/>
      <style:text-properties fo:font-variant="normal" fo:text-transform="none" fo:color="#333333" fo:letter-spacing="0.026cm" fo:font-weight="normal" style:font-name-asian="Arial1" style:font-size-asian="12pt" style:language-asian="zh" style:country-asian="TW" style:font-style-asian="normal" style:font-weight-asian="normal" style:font-weight-complex="normal"/>
    </style:style>
    <style:style style:name="T1" style:family="text">
      <style:text-properties fo:font-variant="normal" fo:text-transform="none" fo:color="#333333" fo:letter-spacing="0.026cm" fo:font-weight="normal" style:font-name-asian="Arial1" style:font-size-asian="12pt" style:language-asian="zh" style:country-asian="TW" style:font-style-asian="normal" style:font-weight-asian="normal" style:font-weight-complex="normal"/>
    </style:style>
    <style:style style:name="T2" style:family="text">
      <style:text-properties fo:color="#333333" fo:letter-spacing="0.026cm" style:font-name-asian="Microsoft Jhenghei" style:font-size-asian="12.75pt"/>
    </style:style>
    <style:style style:name="T3" style:family="text">
      <style:text-properties fo:color="#333333" style:font-name="Microsoft Jhenghei" fo:font-size="12.75pt" fo:letter-spacing="0.026cm" fo:font-style="normal"/>
    </style:style>
    <style:style style:name="T4" style:family="text">
      <style:text-properties style:language-asian="zh" style:country-asian="TW"/>
    </style:style>
    <style:style style:name="T5" style:family="text">
      <style:text-properties style:font-name-asian="Microsoft Jhenghei" style:font-size-asian="12.75pt"/>
    </style:style>
    <style:style style:name="T6" style:family="text">
      <style:text-properties style:font-name-asian="Microsoft Jhenghei" style:font-size-asian="12.75pt" style:font-weight-asian="normal"/>
    </style:style>
    <style:style style:name="T7" style:family="text">
      <style:text-properties fo:color="#232a31" fo:letter-spacing="normal" style:font-name-asian="YahooSans VF" style:font-size-asian="13.5pt"/>
    </style:style>
    <style:style style:name="T8" style:family="text">
      <style:text-properties fo:color="#232a31" fo:letter-spacing="normal" style:font-name-asian="YahooSans VF" style:font-size-asian="13.5pt" style:font-weight-asian="normal"/>
    </style:style>
    <style:style style:name="T9" style:family="text">
      <style:text-properties fo:color="#383838" fo:letter-spacing="normal" style:font-name-asian="Noto Sans TC" style:font-size-asian="13.5pt"/>
    </style:style>
    <style:style style:name="T10" style:family="text">
      <style:text-properties style:font-size-asian="13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年底成交量低迷 <text:s text:c="2"/>(歐美休市)</text:p>
      <text:p text:style-name="P1"><text:span text:style-name="T1">，RMB <text:s text:c="2"/>小幅升值</text:span></text:p>
      <text:p text:style-name="P6"/>
      <text:p text:style-name="P6">年<text:span text:style-name="T4">底期間</text:span>中國央行持續強力輸血流動性 :</text:p>
      <text:p text:style-name="P6"><text:span text:style-name="T4">上</text:span>周逆<text:span text:style-name="T4">回購金額高達</text:span>7,040億元人民幣，創10月下旬以來單周新高。 </text:p>
      <text:p text:style-name="P6"/>
      <text:p text:style-name="P6">隨著商業活動自新冠感染潮的衝擊中恢復，經濟反彈預期漸起，短期內避險情緒料有所受抑； </text:p>
      <text:p text:style-name="P6">10年期國債<text:span text:style-name="T4">利率</text:span>較<text:span text:style-name="T4">前一</text:span>日上<text:span text:style-name="T4">升</text:span>1.25bp </text:p>
      <text:p text:style-name="P2"/>
      <text:p text:style-name="P1">///////////////////////////////////////////////////</text:p>
      <text:p text:style-name="P2">股市~~~</text:p>
      <text:p text:style-name="P2">上證 (+0.65%) : 跌深反彈</text:p>
      <text:p text:style-name="P2"/>
      <text:p text:style-name="P2"><text:span text:style-name="T7">中國首批「陽康」民眾回歸，帶動北京餐飲業客流量快速回升，風景區門票預訂量也激增。</text:span> </text:p>
      <text:p text:style-name="P2"><text:span text:style-name="T7">，北京城區交通壓力首次達到中度擁堵等級。</text:span> </text:p>
      <text:p text:style-name="P2"/>
      <text:p text:style-name="P2">(領漲):</text:p>
      <text:p text:style-name="P2">餐飲 <text:s/>旅遊</text:p>
      <text:p text:style-name="P2"><text:span text:style-name="T7">工業類股</text:span></text:p>
      <text:p text:style-name="P2"><text:span text:style-name="T7">公用事業</text:span></text:p>
      <text:p text:style-name="P2"><text:s/></text:p>
      <text:p text:style-name="P2"/>
      <text:p text:style-name="P2">(領跌):</text:p>
      <text:p text:style-name="P4"><text:span text:style-name="T8">房地產類股</text:span><text:span text:style-name="T6"> </text:span></text:p>
      <text:p text:style-name="P2"/>
      <text:p text:style-name="P2"><text:span text:style-name="T5"/></text:p>
      <text:p text:style-name="P2"/>
      <text:p text:style-name="P2">///////////////////////////////////////////////////</text:p>
      <text:p text:style-name="P2">港</text:p>
      <text:p text:style-name="P2">休市</text:p>
      <text:p text:style-name="P2"/>
      <text:p text:style-name="P2">恆生~~~(%) <text:s/></text:p>
      <text:p text:style-name="P2"/>
      <text:p text:style-name="P2">恆生科技股指數 <text:s/>(%)</text:p>
      <text:p text:style-name="P2"/>
      <text:p text:style-name="P2">(領跌):</text:p>
      <text:p text:style-name="P2"><text:s/></text:p>
      <text:p text:style-name="P2"/>
      <text:p text:style-name="P5"/>
      <text:p text:style-name="P5">///////////////////////////////////////////////////</text:p>
      <text:p text:style-name="P5">~~預測~~ </text:p>
      <text:p text:style-name="P5"/>
      <text:p text:style-name="P5"><text:span text:style-name="T2">目前市場普遍預期</text:span><text:span text:style-name="T3">2023</text:span><text:span text:style-name="T2">年中國經濟將加快恢復。</text:span></text:p>
      <text:p text:style-name="P3">但野村認為:</text:p>
      <text:p text:style-name="P5">雖然疫情衝擊後肯定會有報復性消費，但消費很難恢復至疫前水準</text:p>
      <text:p text:style-name="P5"/>
      <text:p text:style-name="P5">中國實施嚴格的防疫措施三年來，很多家庭風險抵抗的能力降低，很多農民工收入已下降甚至歸零，即使有儲蓄，也早就用於買房等方面，對於這些人而言，疫後首先是趕緊復工賺錢，<text:soft-page-break/>而不是去消費。另外，民眾對未來收入的預期減弱，預期可能將低於疫前水準，亦不利於消費和房市的反彈。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icrosoft Jhenghei" svg:font-family="'Microsoft Jhenghei', 'Open Sans', Arial, PMingLiU, 'Hiragino Sans GB', 'Pingfang TC', 'Lantinghei TC', 'Microsoft YaHei', 'Wenquanyi Micro Hei', 'WenQuanYi Zen Hei', 'ST Heiti', SimHei, 'WenQuanYi Zen Hei Sharp', sans-serif"/>
    <style:font-face style:name="Noto Sans TC" svg:font-family="'Noto Sans TC'"/>
    <style:font-face style:name="OpenSymbol" svg:font-family="OpenSymbol"/>
    <style:font-face style:name="PingFang SC" svg:font-family="'PingFang SC', 'Hiragino Sans GB', 'Microsoft YaHei', SimHei, 'WenQuanYi Micro Hei', sans-serif"/>
    <style:font-face style:name="YahooSans VF" svg:font-family="'YahooSans VF', 'Yahoo Sans', YahooSans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icrosoft YaHei" style:font-size-asian="24pt" style:font-weight-asian="bold" style:font-name-complex="Lucida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2-15T15:59:06.36</meta:creation-date>
    <dc:date>2022-12-26T17:45:45.01</dc:date>
    <meta:editing-duration>PT10H23M52S</meta:editing-duration>
    <meta:editing-cycles>292</meta:editing-cycles>
    <meta:generator>OpenOffice/4.1.7$Win32 OpenOffice.org_project/417m1$Build-9800</meta:generator>
    <meta:document-statistic meta:table-count="0" meta:image-count="0" meta:object-count="0" meta:page-count="2" meta:paragraph-count="31" meta:word-count="425" meta:character-count="637"/>
  </office:meta>
</office:document-meta>
</file>